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language="none" fo:country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cell-protect="none" style:print-content="true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map style:condition="cell-content()&gt;0" style:apply-style-name="ConditionalStyle_5f_1" style:base-cell-address="Converter.E4"/>
    </style:style>
    <style:style style:name="ce5" style:family="table-cell" style:parent-style-name="Excel_20_Built-in_20_Normal">
      <style:map style:condition="cell-content()&gt;0" style:apply-style-name="ConditionalStyle_5f_1" style:base-cell-address="Converter.E4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verter" table:style-name="ta1" table:protected="true" table:print="false">
        <table:table-protection table:select-protected-cells="true" table:select-unprotected-cells="tru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3"/>
          <table:table-cell table:style-name="ce1" office:value-type="string" calcext:value-type="string">
            <text:p>itemStates:</text:p>
          </table:table-cell>
          <table:table-cell table:style-name="ce2" office:value-type="float" office:value="36176189" calcext:value-type="float">
            <text:p>3617618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3"/>
          <table:table-cell table:style-name="ce3" office:value-type="string" calcext:value-type="string">
            <text:p>Active bits: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ONLYONE</text:p>
          </table:table-cell>
          <table:table-cell office:value-type="float" office:value="1" calcext:value-type="float">
            <text:p>1</text:p>
          </table:table-cell>
          <table:table-cell table:formula="of:=HEX2DEC([.B4])" office:value-type="float" office:value="1" calcext:value-type="float">
            <text:p>1</text:p>
          </table:table-cell>
          <table:table-cell table:formula="of:=IF([.D5]-[.C4]&gt;=0;[.D5]-[.C4];[.D5])" office:value-type="float" office:value="0" calcext:value-type="float">
            <text:p>0</text:p>
          </table:table-cell>
          <table:table-cell table:style-name="ce4" table:formula="of:=IF([.D4]&lt;&gt;[.D5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EXTENDED</text:p>
          </table:table-cell>
          <table:table-cell office:value-type="float" office:value="2" calcext:value-type="float">
            <text:p>2</text:p>
          </table:table-cell>
          <table:table-cell table:formula="of:=HEX2DEC([.B5])" office:value-type="float" office:value="2" calcext:value-type="float">
            <text:p>2</text:p>
          </table:table-cell>
          <table:table-cell table:formula="of:=IF([.D6]-[.C5]&gt;=0;[.D6]-[.C5];[.D6])" office:value-type="float" office:value="1" calcext:value-type="float">
            <text:p>1</text:p>
          </table:table-cell>
          <table:table-cell table:style-name="ce4" table:formula="of:=IF([.D5]&lt;&gt;[.D6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INSVN</text:p>
          </table:table-cell>
          <table:table-cell office:value-type="float" office:value="4" calcext:value-type="float">
            <text:p>4</text:p>
          </table:table-cell>
          <table:table-cell table:formula="of:=HEX2DEC([.B6])" office:value-type="float" office:value="4" calcext:value-type="float">
            <text:p>4</text:p>
          </table:table-cell>
          <table:table-cell table:formula="of:=IF([.D7]-[.C6]&gt;=0;[.D7]-[.C6];[.D7])" office:value-type="float" office:value="1" calcext:value-type="float">
            <text:p>1</text:p>
          </table:table-cell>
          <table:table-cell table:style-name="ce4" table:formula="of:=IF([.D6]&lt;&gt;[.D7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CONFLICTED</text:p>
          </table:table-cell>
          <table:table-cell office:value-type="float" office:value="8" calcext:value-type="float">
            <text:p>8</text:p>
          </table:table-cell>
          <table:table-cell table:formula="of:=HEX2DEC([.B7])" office:value-type="float" office:value="8" calcext:value-type="float">
            <text:p>8</text:p>
          </table:table-cell>
          <table:table-cell table:formula="of:=IF([.D8]-[.C7]&gt;=0;[.D8]-[.C7];[.D8])" office:value-type="float" office:value="5" calcext:value-type="float">
            <text:p>5</text:p>
          </table:table-cell>
          <table:table-cell table:style-name="ce4" table:formula="of:=IF([.D7]&lt;&gt;[.D8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FOLDER</text:p>
          </table:table-cell>
          <table:table-cell office:value-type="float" office:value="10" calcext:value-type="float">
            <text:p>10</text:p>
          </table:table-cell>
          <table:table-cell table:formula="of:=HEX2DEC([.B8])" office:value-type="float" office:value="16" calcext:value-type="float">
            <text:p>16</text:p>
          </table:table-cell>
          <table:table-cell table:formula="of:=IF([.D9]-[.C8]&gt;=0;[.D9]-[.C8];[.D9])" office:value-type="float" office:value="13" calcext:value-type="float">
            <text:p>13</text:p>
          </table:table-cell>
          <table:table-cell table:style-name="ce4" table:formula="of:=IF([.D8]&lt;&gt;[.D9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FOLDERINSVN</text:p>
          </table:table-cell>
          <table:table-cell office:value-type="float" office:value="20" calcext:value-type="float">
            <text:p>20</text:p>
          </table:table-cell>
          <table:table-cell table:formula="of:=HEX2DEC([.B9])" office:value-type="float" office:value="32" calcext:value-type="float">
            <text:p>32</text:p>
          </table:table-cell>
          <table:table-cell table:formula="of:=IF([.D10]-[.C9]&gt;=0;[.D10]-[.C9];[.D10])" office:value-type="float" office:value="29" calcext:value-type="float">
            <text:p>29</text:p>
          </table:table-cell>
          <table:table-cell table:style-name="ce4" table:formula="of:=IF([.D9]&lt;&gt;[.D10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NORMAL</text:p>
          </table:table-cell>
          <table:table-cell office:value-type="float" office:value="40" calcext:value-type="float">
            <text:p>40</text:p>
          </table:table-cell>
          <table:table-cell table:formula="of:=HEX2DEC([.B10])" office:value-type="float" office:value="64" calcext:value-type="float">
            <text:p>64</text:p>
          </table:table-cell>
          <table:table-cell table:formula="of:=IF([.D11]-[.C10]&gt;=0;[.D11]-[.C10];[.D11])" office:value-type="float" office:value="61" calcext:value-type="float">
            <text:p>61</text:p>
          </table:table-cell>
          <table:table-cell table:style-name="ce4" table:formula="of:=IF([.D10]&lt;&gt;[.D11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IGNORED</text:p>
          </table:table-cell>
          <table:table-cell office:value-type="float" office:value="80" calcext:value-type="float">
            <text:p>80</text:p>
          </table:table-cell>
          <table:table-cell table:formula="of:=HEX2DEC([.B11])" office:value-type="float" office:value="128" calcext:value-type="float">
            <text:p>128</text:p>
          </table:table-cell>
          <table:table-cell table:formula="of:=IF([.D12]-[.C11]&gt;=0;[.D12]-[.C11];[.D12])" office:value-type="float" office:value="61" calcext:value-type="float">
            <text:p>61</text:p>
          </table:table-cell>
          <table:table-cell table:style-name="ce4" table:formula="of:=IF([.D11]&lt;&gt;[.D12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INVERSIONEDFOLDER</text:p>
          </table:table-cell>
          <table:table-cell office:value-type="float" office:value="100" calcext:value-type="float">
            <text:p>100</text:p>
          </table:table-cell>
          <table:table-cell table:formula="of:=HEX2DEC([.B12])" office:value-type="float" office:value="256" calcext:value-type="float">
            <text:p>256</text:p>
          </table:table-cell>
          <table:table-cell table:formula="of:=IF([.D13]-[.C12]&gt;=0;[.D13]-[.C12];[.D13])" office:value-type="float" office:value="61" calcext:value-type="float">
            <text:p>61</text:p>
          </table:table-cell>
          <table:table-cell table:style-name="ce4" table:formula="of:=IF([.D12]&lt;&gt;[.D13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ADDED</text:p>
          </table:table-cell>
          <table:table-cell office:value-type="float" office:value="200" calcext:value-type="float">
            <text:p>200</text:p>
          </table:table-cell>
          <table:table-cell table:formula="of:=HEX2DEC([.B13])" office:value-type="float" office:value="512" calcext:value-type="float">
            <text:p>512</text:p>
          </table:table-cell>
          <table:table-cell table:formula="of:=IF([.D14]-[.C13]&gt;=0;[.D14]-[.C13];[.D14])" office:value-type="float" office:value="317" calcext:value-type="float">
            <text:p>317</text:p>
          </table:table-cell>
          <table:table-cell table:style-name="ce4" table:formula="of:=IF([.D13]&lt;&gt;[.D14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DELETED</text:p>
          </table:table-cell>
          <table:table-cell office:value-type="float" office:value="400" calcext:value-type="float">
            <text:p>400</text:p>
          </table:table-cell>
          <table:table-cell table:formula="of:=HEX2DEC([.B14])" office:value-type="float" office:value="1024" calcext:value-type="float">
            <text:p>1024</text:p>
          </table:table-cell>
          <table:table-cell table:formula="of:=IF([.D15]-[.C14]&gt;=0;[.D15]-[.C14];[.D15])" office:value-type="float" office:value="317" calcext:value-type="float">
            <text:p>317</text:p>
          </table:table-cell>
          <table:table-cell table:style-name="ce4" table:formula="of:=IF([.D14]&lt;&gt;[.D15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LOCKED</text:p>
          </table:table-cell>
          <table:table-cell office:value-type="float" office:value="800" calcext:value-type="float">
            <text:p>800</text:p>
          </table:table-cell>
          <table:table-cell table:formula="of:=HEX2DEC([.B15])" office:value-type="float" office:value="2048" calcext:value-type="float">
            <text:p>2048</text:p>
          </table:table-cell>
          <table:table-cell table:formula="of:=IF([.D16]-[.C15]&gt;=0;[.D16]-[.C15];[.D16])" office:value-type="float" office:value="317" calcext:value-type="float">
            <text:p>317</text:p>
          </table:table-cell>
          <table:table-cell table:style-name="ce4" table:formula="of:=IF([.D15]&lt;&gt;[.D16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PATCHFILE</text:p>
          </table:table-cell>
          <table:table-cell office:value-type="float" office:value="1000" calcext:value-type="float">
            <text:p>1000</text:p>
          </table:table-cell>
          <table:table-cell table:formula="of:=HEX2DEC([.B16])" office:value-type="float" office:value="4096" calcext:value-type="float">
            <text:p>4096</text:p>
          </table:table-cell>
          <table:table-cell table:formula="of:=IF([.D17]-[.C16]&gt;=0;[.D17]-[.C16];[.D17])" office:value-type="float" office:value="317" calcext:value-type="float">
            <text:p>317</text:p>
          </table:table-cell>
          <table:table-cell table:style-name="ce4" table:formula="of:=IF([.D16]&lt;&gt;[.D17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NEEDSLOCK</text:p>
          </table:table-cell>
          <table:table-cell office:value-type="float" office:value="4000" calcext:value-type="float">
            <text:p>4000</text:p>
          </table:table-cell>
          <table:table-cell table:formula="of:=HEX2DEC([.B17])" office:value-type="float" office:value="16384" calcext:value-type="float">
            <text:p>16384</text:p>
          </table:table-cell>
          <table:table-cell table:formula="of:=IF([.D18]-[.C17]&gt;=0;[.D18]-[.C17];[.D18])" office:value-type="float" office:value="317" calcext:value-type="float">
            <text:p>317</text:p>
          </table:table-cell>
          <table:table-cell table:style-name="ce4" table:formula="of:=IF([.D17]&lt;&gt;[.D18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PATCHINCLIPBOARD</text:p>
          </table:table-cell>
          <table:table-cell office:value-type="float" office:value="8000" calcext:value-type="float">
            <text:p>8000</text:p>
          </table:table-cell>
          <table:table-cell table:formula="of:=HEX2DEC([.B18])" office:value-type="float" office:value="32768" calcext:value-type="float">
            <text:p>32768</text:p>
          </table:table-cell>
          <table:table-cell table:formula="of:=IF([.D19]-[.C18]&gt;=0;[.D19]-[.C18];[.D19])" office:value-type="float" office:value="317" calcext:value-type="float">
            <text:p>317</text:p>
          </table:table-cell>
          <table:table-cell table:style-name="ce4" table:formula="of:=IF([.D18]&lt;&gt;[.D19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PATHINCLIPBOARD</text:p>
          </table:table-cell>
          <table:table-cell office:value-type="float" office:value="10000" calcext:value-type="float">
            <text:p>10000</text:p>
          </table:table-cell>
          <table:table-cell table:formula="of:=HEX2DEC([.B19])" office:value-type="float" office:value="65536" calcext:value-type="float">
            <text:p>65536</text:p>
          </table:table-cell>
          <table:table-cell table:formula="of:=IF([.D20]-[.C19]&gt;=0;[.D20]-[.C19];[.D20])" office:value-type="float" office:value="317" calcext:value-type="float">
            <text:p>317</text:p>
          </table:table-cell>
          <table:table-cell table:style-name="ce4" table:formula="of:=IF([.D19]&lt;&gt;[.D20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TWO</text:p>
          </table:table-cell>
          <table:table-cell office:value-type="float" office:value="20000" calcext:value-type="float">
            <text:p>20000</text:p>
          </table:table-cell>
          <table:table-cell table:formula="of:=HEX2DEC([.B20])" office:value-type="float" office:value="131072" calcext:value-type="float">
            <text:p>131072</text:p>
          </table:table-cell>
          <table:table-cell table:formula="of:=IF([.D21]-[.C20]&gt;=0;[.D21]-[.C20];[.D21])" office:value-type="float" office:value="317" calcext:value-type="float">
            <text:p>317</text:p>
          </table:table-cell>
          <table:table-cell table:style-name="ce4" table:formula="of:=IF([.D20]&lt;&gt;[.D21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SUBMODULE</text:p>
          </table:table-cell>
          <table:table-cell office:value-type="float" office:value="40000" calcext:value-type="float">
            <text:p>40000</text:p>
          </table:table-cell>
          <table:table-cell table:formula="of:=HEX2DEC([.B21])" office:value-type="float" office:value="262144" calcext:value-type="float">
            <text:p>262144</text:p>
          </table:table-cell>
          <table:table-cell table:formula="of:=IF([.D22]-[.C21]&gt;=0;[.D22]-[.C21];[.D22])" office:value-type="float" office:value="317" calcext:value-type="float">
            <text:p>317</text:p>
          </table:table-cell>
          <table:table-cell table:style-name="ce4" table:formula="of:=IF([.D21]&lt;&gt;[.D22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GITSVN</text:p>
          </table:table-cell>
          <table:table-cell office:value-type="float" office:value="80000" calcext:value-type="float">
            <text:p>80000</text:p>
          </table:table-cell>
          <table:table-cell table:formula="of:=HEX2DEC([.B22])" office:value-type="float" office:value="524288" calcext:value-type="float">
            <text:p>524288</text:p>
          </table:table-cell>
          <table:table-cell table:formula="of:=IF([.D23]-[.C22]&gt;=0;[.D23]-[.C22];[.D23])" office:value-type="float" office:value="317" calcext:value-type="float">
            <text:p>317</text:p>
          </table:table-cell>
          <table:table-cell table:style-name="ce4" table:formula="of:=IF([.D22]&lt;&gt;[.D23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STASH</text:p>
          </table:table-cell>
          <table:table-cell office:value-type="float" office:value="100000" calcext:value-type="float">
            <text:p>100000</text:p>
          </table:table-cell>
          <table:table-cell table:formula="of:=HEX2DEC([.B23])" office:value-type="float" office:value="1048576" calcext:value-type="float">
            <text:p>1048576</text:p>
          </table:table-cell>
          <table:table-cell table:formula="of:=IF([.D24]-[.C23]&gt;=0;[.D24]-[.C23];[.D24])" office:value-type="float" office:value="524605" calcext:value-type="float">
            <text:p>524605</text:p>
          </table:table-cell>
          <table:table-cell table:style-name="ce4" table:formula="of:=IF([.D23]&lt;&gt;[.D24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WCROOT</text:p>
          </table:table-cell>
          <table:table-cell office:value-type="float" office:value="200000" calcext:value-type="float">
            <text:p>200000</text:p>
          </table:table-cell>
          <table:table-cell table:formula="of:=HEX2DEC([.B24])" office:value-type="float" office:value="2097152" calcext:value-type="float">
            <text:p>2097152</text:p>
          </table:table-cell>
          <table:table-cell table:formula="of:=IF([.D25]-[.C24]&gt;=0;[.D25]-[.C24];[.D25])" office:value-type="float" office:value="524605" calcext:value-type="float">
            <text:p>524605</text:p>
          </table:table-cell>
          <table:table-cell table:style-name="ce4" table:formula="of:=IF([.D24]&lt;&gt;[.D25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BISECT</text:p>
          </table:table-cell>
          <table:table-cell office:value-type="float" office:value="400000" calcext:value-type="float">
            <text:p>400000</text:p>
          </table:table-cell>
          <table:table-cell table:formula="of:=HEX2DEC([.B25])" office:value-type="float" office:value="4194304" calcext:value-type="float">
            <text:p>4194304</text:p>
          </table:table-cell>
          <table:table-cell table:formula="of:=IF([.D26]-[.C25]&gt;=0;[.D26]-[.C25];[.D26])" office:value-type="float" office:value="2621757" calcext:value-type="float">
            <text:p>2621757</text:p>
          </table:table-cell>
          <table:table-cell table:style-name="ce4" table:formula="of:=IF([.D25]&lt;&gt;[.D26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BAREREPO</text:p>
          </table:table-cell>
          <table:table-cell office:value-type="float" office:value="800000" calcext:value-type="float">
            <text:p>800000</text:p>
          </table:table-cell>
          <table:table-cell table:formula="of:=HEX2DEC([.B26])" office:value-type="float" office:value="8388608" calcext:value-type="float">
            <text:p>8388608</text:p>
          </table:table-cell>
          <table:table-cell table:formula="of:=IF([.D27]-[.C26]&gt;=0;[.D27]-[.C26];[.D27])" office:value-type="float" office:value="2621757" calcext:value-type="float">
            <text:p>2621757</text:p>
          </table:table-cell>
          <table:table-cell table:style-name="ce4" table:formula="of:=IF([.D26]&lt;&gt;[.D27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SUBMODULE</text:p>
          </table:table-cell>
          <table:table-cell office:value-type="float" office:value="1000000" calcext:value-type="float">
            <text:p>1000000</text:p>
          </table:table-cell>
          <table:table-cell table:formula="of:=HEX2DEC([.B27])" office:value-type="float" office:value="16777216" calcext:value-type="float">
            <text:p>16777216</text:p>
          </table:table-cell>
          <table:table-cell table:formula="of:=IF([.D28]-[.C27]&gt;=0;[.D28]-[.C27];[.D28])" office:value-type="float" office:value="2621757" calcext:value-type="float">
            <text:p>2621757</text:p>
          </table:table-cell>
          <table:table-cell table:style-name="ce4" table:formula="of:=IF([.D27]&lt;&gt;[.D28];1;0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IS_MERGEACTIVE</text:p>
          </table:table-cell>
          <table:table-cell office:value-type="float" office:value="2000000" calcext:value-type="float">
            <text:p>2000000</text:p>
          </table:table-cell>
          <table:table-cell table:formula="of:=HEX2DEC([.B28])" office:value-type="float" office:value="33554432" calcext:value-type="float">
            <text:p>33554432</text:p>
          </table:table-cell>
          <table:table-cell table:formula="of:=IF([.E1]-[.C28]&gt;=0;[.E1]-[.C28];[.E1])" office:value-type="float" office:value="2621757" calcext:value-type="float">
            <text:p>2621757</text:p>
          </table:table-cell>
          <table:table-cell table:style-name="ce5" table:formula="of:=IF([.D28]&lt;&gt;[.E1];1;0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aken from src\TortoiseShell\Globals.h</text:p>
          </table:table-cell>
          <table:table-cell table:number-columns-repeated="1023"/>
        </table:table-row>
        <table:table-row table:style-name="ro2" table:number-rows-repeated="65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verter.E29:Converter.E29 Converter.E4:Converter.E27">
            <calcext:condition calcext:apply-style-name="ConditionalStyle_1" calcext:value="&gt;0" calcext:base-cell-address="Converter.E4"/>
          </calcext:conditional-format>
          <calcext:conditional-format calcext:target-range-address="Converter.E24:Converter.E28">
            <calcext:condition calcext:apply-style-name="ConditionalStyle_1" calcext:value="&gt;0" calcext:base-cell-address="Converter.E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currency-style style:name="N10144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4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.00.0000</text:date>, <text:time style:data-style-name="N2" text:time-value="0000-00-00T00:00:01.0469910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6:36:32.383000000</dc:date>
    <meta:generator>LibreOffice/4.1.0.4$Windows_x86 LibreOffice_project/89ea49ddacd9aa532507cbf852f2bb22b1ace28</meta:generator>
    <meta:editing-duration>PT5M32S</meta:editing-duration>
    <meta:editing-cycles>2</meta:editing-cycles>
    <meta:document-statistic meta:table-count="1" meta:cell-count="129" meta:object-count="0"/>
  </office:meta>
</office:document-meta>
</file>